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_2.M36" table:end-x="0.3071in" table:end-y="0.0134in" draw:z-index="0" draw:style-name="gr1" draw:text-style-name="P1" svg:width="6.3079in" svg:height="6.0067in" svg:x="0.2224in" svg:y="0.0598in">
              <draw:object draw:notify-on-update-of-ranges="Sheet1_2.A6:Sheet1_2.A6 Sheet1_2.A7:Sheet1_2.A518 Sheet1_2.C6:Sheet1_2.C6 Sheet1_2.C7:Sheet1_2.C518 Sheet1_2.A6:Sheet1_2.A6 Sheet1_2.A7:Sheet1_2.A518 Sheet1_2.D6:Sheet1_2.D6 Sheet1_2.D7:Sheet1_2.D5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office:value-type="string">
            <text:p>Index</text:p>
          </table:table-cell>
          <table:table-cell office:value-type="string">
            <text:p>Pos</text:p>
          </table:table-cell>
          <table:table-cell office:value-type="string">
            <text:p>Vel</text:p>
          </table:table-cell>
          <table:table-cell office:value-type="string">
            <text:p>Ctrl</text:p>
          </table:table-cell>
          <table:table-cell office:value-type="string">
            <text:p>Ctrl%</text:p>
          </table:table-cell>
          <table:table-cell/>
        </table:table-row>
        <table:table-row table:style-name="ro1" table:number-rows-repeated="27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622848">
            <text:p>20622848</text:p>
          </table:table-cell>
          <table:table-cell office:value-type="float" office:value="3028">
            <text:p>3028</text:p>
          </table:table-cell>
          <table:table-cell office:value-type="float" office:value="1643">
            <text:p>1643</text:p>
          </table:table-cell>
          <table:table-cell table:formula="of:=([.D34]/4096)" office:value-type="percentage" office:value="0.401123046875">
            <text:p>40.11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379584">
            <text:p>21379584</text:p>
          </table:table-cell>
          <table:table-cell office:value-type="float" office:value="2955">
            <text:p>2955</text:p>
          </table:table-cell>
          <table:table-cell office:value-type="float" office:value="1866">
            <text:p>1866</text:p>
          </table:table-cell>
          <table:table-cell table:formula="of:=([.D35]/4096)" office:value-type="percentage" office:value="0.45556640625">
            <text:p>45.56%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139648">
            <text:p>22139648</text:p>
          </table:table-cell>
          <table:table-cell office:value-type="float" office:value="2969">
            <text:p>2969</text:p>
          </table:table-cell>
          <table:table-cell office:value-type="float" office:value="1843">
            <text:p>1843</text:p>
          </table:table-cell>
          <table:table-cell table:formula="of:=([.D36]/4096)" office:value-type="percentage" office:value="0.449951171875">
            <text:p>45.00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918144">
            <text:p>22918144</text:p>
          </table:table-cell>
          <table:table-cell office:value-type="float" office:value="3041">
            <text:p>3041</text:p>
          </table:table-cell>
          <table:table-cell office:value-type="float" office:value="1625">
            <text:p>1625</text:p>
          </table:table-cell>
          <table:table-cell table:formula="of:=([.D37]/4096)" office:value-type="percentage" office:value="0.396728515625">
            <text:p>39.67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687168">
            <text:p>23687168</text:p>
          </table:table-cell>
          <table:table-cell office:value-type="float" office:value="3004">
            <text:p>3004</text:p>
          </table:table-cell>
          <table:table-cell office:value-type="float" office:value="1725">
            <text:p>1725</text:p>
          </table:table-cell>
          <table:table-cell table:formula="of:=([.D38]/4096)" office:value-type="percentage" office:value="0.421142578125">
            <text:p>42.11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446976">
            <text:p>24446976</text:p>
          </table:table-cell>
          <table:table-cell office:value-type="float" office:value="2968">
            <text:p>2968</text:p>
          </table:table-cell>
          <table:table-cell office:value-type="float" office:value="1839">
            <text:p>1839</text:p>
          </table:table-cell>
          <table:table-cell table:formula="of:=([.D39]/4096)" office:value-type="percentage" office:value="0.448974609375">
            <text:p>44.90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213440">
            <text:p>25213440</text:p>
          </table:table-cell>
          <table:table-cell office:value-type="float" office:value="2994">
            <text:p>2994</text:p>
          </table:table-cell>
          <table:table-cell office:value-type="float" office:value="1771">
            <text:p>1771</text:p>
          </table:table-cell>
          <table:table-cell table:formula="of:=([.D40]/4096)" office:value-type="percentage" office:value="0.432373046875">
            <text:p>43.24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981440">
            <text:p>25981440</text:p>
          </table:table-cell>
          <table:table-cell office:value-type="float" office:value="3000">
            <text:p>3000</text:p>
          </table:table-cell>
          <table:table-cell office:value-type="float" office:value="1755">
            <text:p>1755</text:p>
          </table:table-cell>
          <table:table-cell table:formula="of:=([.D41]/4096)" office:value-type="percentage" office:value="0.428466796875">
            <text:p>42.85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755584">
            <text:p>26755584</text:p>
          </table:table-cell>
          <table:table-cell office:value-type="float" office:value="3025">
            <text:p>3025</text:p>
          </table:table-cell>
          <table:table-cell office:value-type="float" office:value="1674">
            <text:p>1674</text:p>
          </table:table-cell>
          <table:table-cell table:formula="of:=([.D42]/4096)" office:value-type="percentage" office:value="0.40869140625">
            <text:p>40.87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521792">
            <text:p>27521792</text:p>
          </table:table-cell>
          <table:table-cell office:value-type="float" office:value="2992">
            <text:p>2992</text:p>
          </table:table-cell>
          <table:table-cell office:value-type="float" office:value="1768">
            <text:p>1768</text:p>
          </table:table-cell>
          <table:table-cell table:formula="of:=([.D43]/4096)" office:value-type="percentage" office:value="0.431640625">
            <text:p>43.16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278528">
            <text:p>28278528</text:p>
          </table:table-cell>
          <table:table-cell office:value-type="float" office:value="2956">
            <text:p>2956</text:p>
          </table:table-cell>
          <table:table-cell office:value-type="float" office:value="1888">
            <text:p>1888</text:p>
          </table:table-cell>
          <table:table-cell table:formula="of:=([.D44]/4096)" office:value-type="percentage" office:value="0.4609375">
            <text:p>46.09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9053184">
            <text:p>29053184</text:p>
          </table:table-cell>
          <table:table-cell office:value-type="float" office:value="3026">
            <text:p>3026</text:p>
          </table:table-cell>
          <table:table-cell office:value-type="float" office:value="1684">
            <text:p>1684</text:p>
          </table:table-cell>
          <table:table-cell table:formula="of:=([.D45]/4096)" office:value-type="percentage" office:value="0.4111328125">
            <text:p>41.11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9827072">
            <text:p>29827072</text:p>
          </table:table-cell>
          <table:table-cell office:value-type="float" office:value="3023">
            <text:p>3023</text:p>
          </table:table-cell>
          <table:table-cell office:value-type="float" office:value="1681">
            <text:p>1681</text:p>
          </table:table-cell>
          <table:table-cell table:formula="of:=([.D46]/4096)" office:value-type="percentage" office:value="0.410400390625">
            <text:p>41.04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588672">
            <text:p>30588672</text:p>
          </table:table-cell>
          <table:table-cell office:value-type="float" office:value="2975">
            <text:p>2975</text:p>
          </table:table-cell>
          <table:table-cell office:value-type="float" office:value="1824">
            <text:p>1824</text:p>
          </table:table-cell>
          <table:table-cell table:formula="of:=([.D47]/4096)" office:value-type="percentage" office:value="0.4453125">
            <text:p>44.53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355648">
            <text:p>31355648</text:p>
          </table:table-cell>
          <table:table-cell office:value-type="float" office:value="2996">
            <text:p>2996</text:p>
          </table:table-cell>
          <table:table-cell office:value-type="float" office:value="1769">
            <text:p>1769</text:p>
          </table:table-cell>
          <table:table-cell table:formula="of:=([.D48]/4096)" office:value-type="percentage" office:value="0.431884765625">
            <text:p>43.19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2123392">
            <text:p>32123392</text:p>
          </table:table-cell>
          <table:table-cell office:value-type="float" office:value="2999">
            <text:p>2999</text:p>
          </table:table-cell>
          <table:table-cell office:value-type="float" office:value="1761">
            <text:p>1761</text:p>
          </table:table-cell>
          <table:table-cell table:formula="of:=([.D49]/4096)" office:value-type="percentage" office:value="0.429931640625">
            <text:p>42.99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2895232">
            <text:p>32895232</text:p>
          </table:table-cell>
          <table:table-cell office:value-type="float" office:value="3015">
            <text:p>3015</text:p>
          </table:table-cell>
          <table:table-cell office:value-type="float" office:value="1710">
            <text:p>1710</text:p>
          </table:table-cell>
          <table:table-cell table:formula="of:=([.D50]/4096)" office:value-type="percentage" office:value="0.41748046875">
            <text:p>41.75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3665792">
            <text:p>33665792</text:p>
          </table:table-cell>
          <table:table-cell office:value-type="float" office:value="3011">
            <text:p>3011</text:p>
          </table:table-cell>
          <table:table-cell office:value-type="float" office:value="-17691">
            <text:p>-17691</text:p>
          </table:table-cell>
          <table:table-cell table:formula="of:=([.D51]/4096)" office:value-type="percentage" office:value="-4.319091796875">
            <text:p>-431.91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123776">
            <text:p>34123776</text:p>
          </table:table-cell>
          <table:table-cell office:value-type="float" office:value="1788">
            <text:p>1788</text:p>
          </table:table-cell>
          <table:table-cell office:value-type="float" office:value="-16741">
            <text:p>-16741</text:p>
          </table:table-cell>
          <table:table-cell table:formula="of:=([.D52]/4096)" office:value-type="percentage" office:value="-4.087158203125">
            <text:p>-408.72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982464">
            <text:p>33982464</text:p>
          </table:table-cell>
          <table:table-cell office:value-type="float" office:value="-552">
            <text:p>-552</text:p>
          </table:table-cell>
          <table:table-cell office:value-type="float" office:value="-11566">
            <text:p>-11566</text:p>
          </table:table-cell>
          <table:table-cell table:formula="of:=([.D53]/4096)" office:value-type="percentage" office:value="-2.82373046875">
            <text:p>-282.37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415680">
            <text:p>33415680</text:p>
          </table:table-cell>
          <table:table-cell office:value-type="float" office:value="-2214">
            <text:p>-2214</text:p>
          </table:table-cell>
          <table:table-cell office:value-type="float" office:value="-7415">
            <text:p>-7415</text:p>
          </table:table-cell>
          <table:table-cell table:formula="of:=([.D54]/4096)" office:value-type="percentage" office:value="-1.810302734375">
            <text:p>-181.03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2531712">
            <text:p>32531712</text:p>
          </table:table-cell>
          <table:table-cell office:value-type="float" office:value="-3453">
            <text:p>-3453</text:p>
          </table:table-cell>
          <table:table-cell office:value-type="float" office:value="-3800">
            <text:p>-3800</text:p>
          </table:table-cell>
          <table:table-cell table:formula="of:=([.D55]/4096)" office:value-type="percentage" office:value="-0.927734375">
            <text:p>-92.77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434496">
            <text:p>31434496</text:p>
          </table:table-cell>
          <table:table-cell office:value-type="float" office:value="-4286">
            <text:p>-4286</text:p>
          </table:table-cell>
          <table:table-cell office:value-type="float" office:value="-880">
            <text:p>-880</text:p>
          </table:table-cell>
          <table:table-cell table:formula="of:=([.D56]/4096)" office:value-type="percentage" office:value="-0.21484375">
            <text:p>-21.48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266368">
            <text:p>30266368</text:p>
          </table:table-cell>
          <table:table-cell office:value-type="float" office:value="-4563">
            <text:p>-4563</text:p>
          </table:table-cell>
          <table:table-cell office:value-type="float" office:value="659">
            <text:p>659</text:p>
          </table:table-cell>
          <table:table-cell table:formula="of:=([.D57]/4096)" office:value-type="percentage" office:value="0.160888671875">
            <text:p>16.09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9319424">
            <text:p>29319424</text:p>
          </table:table-cell>
          <table:table-cell office:value-type="float" office:value="-3699">
            <text:p>-3699</text:p>
          </table:table-cell>
          <table:table-cell office:value-type="float" office:value="-1354">
            <text:p>-1354</text:p>
          </table:table-cell>
          <table:table-cell table:formula="of:=([.D58]/4096)" office:value-type="percentage" office:value="-0.33056640625">
            <text:p>-33.06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597248">
            <text:p>28597248</text:p>
          </table:table-cell>
          <table:table-cell office:value-type="float" office:value="-2821">
            <text:p>-2821</text:p>
          </table:table-cell>
          <table:table-cell office:value-type="float" office:value="-3844">
            <text:p>-3844</text:p>
          </table:table-cell>
          <table:table-cell table:formula="of:=([.D59]/4096)" office:value-type="percentage" office:value="-0.9384765625">
            <text:p>-93.85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7764224">
            <text:p>27764224</text:p>
          </table:table-cell>
          <table:table-cell office:value-type="float" office:value="-3254">
            <text:p>-3254</text:p>
          </table:table-cell>
          <table:table-cell office:value-type="float" office:value="-2533">
            <text:p>-2533</text:p>
          </table:table-cell>
          <table:table-cell table:formula="of:=([.D60]/4096)" office:value-type="percentage" office:value="-0.618408203125">
            <text:p>-61.84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6776832">
            <text:p>26776832</text:p>
          </table:table-cell>
          <table:table-cell office:value-type="float" office:value="-3857">
            <text:p>-3857</text:p>
          </table:table-cell>
          <table:table-cell office:value-type="float" office:value="-456">
            <text:p>-456</text:p>
          </table:table-cell>
          <table:table-cell table:formula="of:=([.D61]/4096)" office:value-type="percentage" office:value="-0.111328125">
            <text:p>-11.13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5793024">
            <text:p>25793024</text:p>
          </table:table-cell>
          <table:table-cell office:value-type="float" office:value="-3843">
            <text:p>-3843</text:p>
          </table:table-cell>
          <table:table-cell office:value-type="float" office:value="-72">
            <text:p>-72</text:p>
          </table:table-cell>
          <table:table-cell table:formula="of:=([.D62]/4096)" office:value-type="percentage" office:value="-0.017578125">
            <text:p>-1.76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4854784">
            <text:p>24854784</text:p>
          </table:table-cell>
          <table:table-cell office:value-type="float" office:value="-3666">
            <text:p>-3666</text:p>
          </table:table-cell>
          <table:table-cell office:value-type="float" office:value="-223">
            <text:p>-223</text:p>
          </table:table-cell>
          <table:table-cell table:formula="of:=([.D63]/4096)" office:value-type="percentage" office:value="-0.054443359375">
            <text:p>-5.44%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954432">
            <text:p>23954432</text:p>
          </table:table-cell>
          <table:table-cell office:value-type="float" office:value="-3516">
            <text:p>-3516</text:p>
          </table:table-cell>
          <table:table-cell office:value-type="float" office:value="-376">
            <text:p>-376</text:p>
          </table:table-cell>
          <table:table-cell table:formula="of:=([.D64]/4096)" office:value-type="percentage" office:value="-0.091796875">
            <text:p>-9.18%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101184">
            <text:p>23101184</text:p>
          </table:table-cell>
          <table:table-cell office:value-type="float" office:value="-3333">
            <text:p>-3333</text:p>
          </table:table-cell>
          <table:table-cell office:value-type="float" office:value="-709">
            <text:p>-709</text:p>
          </table:table-cell>
          <table:table-cell table:formula="of:=([.D65]/4096)" office:value-type="percentage" office:value="-0.173095703125">
            <text:p>-17.31%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285056">
            <text:p>22285056</text:p>
          </table:table-cell>
          <table:table-cell office:value-type="float" office:value="-3188">
            <text:p>-3188</text:p>
          </table:table-cell>
          <table:table-cell office:value-type="float" office:value="-1012">
            <text:p>-1012</text:p>
          </table:table-cell>
          <table:table-cell table:formula="of:=([.D66]/4096)" office:value-type="percentage" office:value="-0.2470703125">
            <text:p>-24.71%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1509120">
            <text:p>21509120</text:p>
          </table:table-cell>
          <table:table-cell office:value-type="float" office:value="-3031">
            <text:p>-3031</text:p>
          </table:table-cell>
          <table:table-cell office:value-type="float" office:value="-1426">
            <text:p>-1426</text:p>
          </table:table-cell>
          <table:table-cell table:formula="of:=([.D67]/4096)" office:value-type="percentage" office:value="-0.34814453125">
            <text:p>-34.81%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769280">
            <text:p>20769280</text:p>
          </table:table-cell>
          <table:table-cell office:value-type="float" office:value="-2890">
            <text:p>-2890</text:p>
          </table:table-cell>
          <table:table-cell office:value-type="float" office:value="-1866">
            <text:p>-1866</text:p>
          </table:table-cell>
          <table:table-cell table:formula="of:=([.D68]/4096)" office:value-type="percentage" office:value="-0.45556640625">
            <text:p>-45.56%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33792">
            <text:p>20033792</text:p>
          </table:table-cell>
          <table:table-cell office:value-type="float" office:value="-2873">
            <text:p>-2873</text:p>
          </table:table-cell>
          <table:table-cell office:value-type="float" office:value="-1976">
            <text:p>-1976</text:p>
          </table:table-cell>
          <table:table-cell table:formula="of:=([.D69]/4096)" office:value-type="percentage" office:value="-0.482421875">
            <text:p>-48.24%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282688">
            <text:p>19282688</text:p>
          </table:table-cell>
          <table:table-cell office:value-type="float" office:value="-2934">
            <text:p>-2934</text:p>
          </table:table-cell>
          <table:table-cell office:value-type="float" office:value="-1842">
            <text:p>-1842</text:p>
          </table:table-cell>
          <table:table-cell table:formula="of:=([.D70]/4096)" office:value-type="percentage" office:value="-0.44970703125">
            <text:p>-44.97%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514688">
            <text:p>18514688</text:p>
          </table:table-cell>
          <table:table-cell office:value-type="float" office:value="-3000">
            <text:p>-3000</text:p>
          </table:table-cell>
          <table:table-cell office:value-type="float" office:value="-1662">
            <text:p>-1662</text:p>
          </table:table-cell>
          <table:table-cell table:formula="of:=([.D71]/4096)" office:value-type="percentage" office:value="-0.40576171875">
            <text:p>-40.58%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753344">
            <text:p>17753344</text:p>
          </table:table-cell>
          <table:table-cell office:value-type="float" office:value="-2974">
            <text:p>-2974</text:p>
          </table:table-cell>
          <table:table-cell office:value-type="float" office:value="-1746">
            <text:p>-1746</text:p>
          </table:table-cell>
          <table:table-cell table:formula="of:=([.D72]/4096)" office:value-type="percentage" office:value="-0.42626953125">
            <text:p>-42.63%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007616">
            <text:p>17007616</text:p>
          </table:table-cell>
          <table:table-cell office:value-type="float" office:value="-2913">
            <text:p>-2913</text:p>
          </table:table-cell>
          <table:table-cell office:value-type="float" office:value="-1956">
            <text:p>-1956</text:p>
          </table:table-cell>
          <table:table-cell table:formula="of:=([.D73]/4096)" office:value-type="percentage" office:value="-0.4775390625">
            <text:p>-47.75%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251136">
            <text:p>16251136</text:p>
          </table:table-cell>
          <table:table-cell office:value-type="float" office:value="-2956">
            <text:p>-2956</text:p>
          </table:table-cell>
          <table:table-cell office:value-type="float" office:value="-1861">
            <text:p>-1861</text:p>
          </table:table-cell>
          <table:table-cell table:formula="of:=([.D74]/4096)" office:value-type="percentage" office:value="-0.454345703125">
            <text:p>-45.43%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478272">
            <text:p>15478272</text:p>
          </table:table-cell>
          <table:table-cell office:value-type="float" office:value="-3018">
            <text:p>-3018</text:p>
          </table:table-cell>
          <table:table-cell office:value-type="float" office:value="-1682">
            <text:p>-1682</text:p>
          </table:table-cell>
          <table:table-cell table:formula="of:=([.D75]/4096)" office:value-type="percentage" office:value="-0.41064453125">
            <text:p>-41.06%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719232">
            <text:p>14719232</text:p>
          </table:table-cell>
          <table:table-cell office:value-type="float" office:value="-2966">
            <text:p>-2966</text:p>
          </table:table-cell>
          <table:table-cell office:value-type="float" office:value="-1841">
            <text:p>-1841</text:p>
          </table:table-cell>
          <table:table-cell table:formula="of:=([.D76]/4096)" office:value-type="percentage" office:value="-0.449462890625">
            <text:p>-44.95%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59680">
            <text:p>13959680</text:p>
          </table:table-cell>
          <table:table-cell office:value-type="float" office:value="-2966">
            <text:p>-2966</text:p>
          </table:table-cell>
          <table:table-cell office:value-type="float" office:value="-1858">
            <text:p>-1858</text:p>
          </table:table-cell>
          <table:table-cell table:formula="of:=([.D77]/4096)" office:value-type="percentage" office:value="-0.45361328125">
            <text:p>-45.36%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198080">
            <text:p>13198080</text:p>
          </table:table-cell>
          <table:table-cell office:value-type="float" office:value="-2975">
            <text:p>-2975</text:p>
          </table:table-cell>
          <table:table-cell office:value-type="float" office:value="-1846">
            <text:p>-1846</text:p>
          </table:table-cell>
          <table:table-cell table:formula="of:=([.D78]/4096)" office:value-type="percentage" office:value="-0.45068359375">
            <text:p>-45.07%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433408">
            <text:p>12433408</text:p>
          </table:table-cell>
          <table:table-cell office:value-type="float" office:value="-2987">
            <text:p>-2987</text:p>
          </table:table-cell>
          <table:table-cell office:value-type="float" office:value="-1820">
            <text:p>-1820</text:p>
          </table:table-cell>
          <table:table-cell table:formula="of:=([.D79]/4096)" office:value-type="percentage" office:value="-0.4443359375">
            <text:p>-44.43%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662080">
            <text:p>11662080</text:p>
          </table:table-cell>
          <table:table-cell office:value-type="float" office:value="-3013">
            <text:p>-3013</text:p>
          </table:table-cell>
          <table:table-cell office:value-type="float" office:value="-1742">
            <text:p>-1742</text:p>
          </table:table-cell>
          <table:table-cell table:formula="of:=([.D80]/4096)" office:value-type="percentage" office:value="-0.42529296875">
            <text:p>-42.53%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901504">
            <text:p>10901504</text:p>
          </table:table-cell>
          <table:table-cell office:value-type="float" office:value="-2971">
            <text:p>-2971</text:p>
          </table:table-cell>
          <table:table-cell office:value-type="float" office:value="-1872">
            <text:p>-1872</text:p>
          </table:table-cell>
          <table:table-cell table:formula="of:=([.D81]/4096)" office:value-type="percentage" office:value="-0.45703125">
            <text:p>-45.70%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140416">
            <text:p>10140416</text:p>
          </table:table-cell>
          <table:table-cell office:value-type="float" office:value="-2973">
            <text:p>-2973</text:p>
          </table:table-cell>
          <table:table-cell office:value-type="float" office:value="-1880">
            <text:p>-1880</text:p>
          </table:table-cell>
          <table:table-cell table:formula="of:=([.D82]/4096)" office:value-type="percentage" office:value="-0.458984375">
            <text:p>-45.90%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366016">
            <text:p>9366016</text:p>
          </table:table-cell>
          <table:table-cell office:value-type="float" office:value="-3025">
            <text:p>-3025</text:p>
          </table:table-cell>
          <table:table-cell office:value-type="float" office:value="-1725">
            <text:p>-1725</text:p>
          </table:table-cell>
          <table:table-cell table:formula="of:=([.D83]/4096)" office:value-type="percentage" office:value="-0.421142578125">
            <text:p>-42.11%</text:p>
          </table:table-cell>
          <table:table-cell/>
        </table:table-row>
        <table:table-row table:style-name="ro1" table:number-rows-repeated="435">
          <table:table-cell table:number-columns-repeated="4"/>
          <table:table-cell table:style-name="Default"/>
          <table:table-cell/>
        </table:table-row>
        <table:table-row table:style-name="ro1" table:number-rows-repeated="10480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4/09/2014</text:date>, <text:time>20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20:27:00.60</meta:creation-date>
    <dc:date>2014-04-09T20:32:55.97</dc:date>
    <meta:editing-duration>PT5M55S</meta:editing-duration>
    <meta:editing-cycles>1</meta:editing-cycles>
    <meta:document-statistic meta:table-count="4" meta:cell-count="255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15.258cm" xlink:href=".." xlink:type="simple" chart:class="chart:scatter" chart:style-name="ch1">
        <chart:legend chart:legend-position="end" svg:x="14.15cm" svg:y="7.055cm" style:legend-expansion="high" chart:style-name="ch2"/>
        <chart:plot-area chart:style-name="ch3" table:cell-range-address="Sheet1_2.A6:Sheet1_2.A518 Sheet1_2.C6:Sheet1_2.D518" chart:data-source-has-labels="row" svg:x="0.77cm" svg:y="1.355cm" svg:width="12.74cm" svg:height="13.178cm">
          <chartooo:coordinate-region svg:x="2.054cm" svg:y="1.567cm" svg:width="11.27cm" svg:height="12.7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7:Sheet1_2.C518" chart:label-cell-address="Sheet1_2.C6:Sheet1_2.C6" chart:class="chart:scatter">
            <chart:domain table:cell-range-address="Sheet1_2.A7:Sheet1_2.A518"/>
            <chart:data-point chart:repeated="512"/>
          </chart:series>
          <chart:series chart:style-name="ch7" chart:values-cell-range-address="Sheet1_2.D7:Sheet1_2.D518" chart:label-cell-address="Sheet1_2.D6:Sheet1_2.D6" chart:class="chart:scatte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</text:p>
                <draw:g>
                  <svg:desc>Sheet1_2.C6:Sheet1_2.C6</svg:desc>
                </draw:g>
              </table:table-cell>
              <table:table-cell office:value-type="string">
                <text:p>Ctrl</text:p>
                <draw:g>
                  <svg:desc>Sheet1_2.D6:Sheet1_2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A7:Sheet1_2.A518</svg:desc>
                </draw:g>
              </table:table-cell>
              <table:table-cell office:value-type="float" office:value="NaN">
                <text:p>NaN</text:p>
                <draw:g>
                  <svg:desc>Sheet1_2.C7:Sheet1_2.C518</svg:desc>
                </draw:g>
              </table:table-cell>
              <table:table-cell office:value-type="float" office:value="NaN">
                <text:p>NaN</text:p>
                <draw:g>
                  <svg:desc>Sheet1_2.D7:Sheet1_2.D5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028">
                <text:p>302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55">
                <text:p>295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69">
                <text:p>2969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41">
                <text:p>3041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04">
                <text:p>3004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68">
                <text:p>296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994">
                <text:p>299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025">
                <text:p>3025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992">
                <text:p>2992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956">
                <text:p>2956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026">
                <text:p>302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023">
                <text:p>302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975">
                <text:p>2975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996">
                <text:p>2996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99">
                <text:p>2999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15">
                <text:p>301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011">
                <text:p>3011</text:p>
              </table:table-cell>
              <table:table-cell office:value-type="float" office:value="-17691">
                <text:p>-17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88">
                <text:p>1788</text:p>
              </table:table-cell>
              <table:table-cell office:value-type="float" office:value="-16741">
                <text:p>-1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552">
                <text:p>-552</text:p>
              </table:table-cell>
              <table:table-cell office:value-type="float" office:value="-11566">
                <text:p>-11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214">
                <text:p>-2214</text:p>
              </table:table-cell>
              <table:table-cell office:value-type="float" office:value="-7415">
                <text:p>-74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3453">
                <text:p>-3453</text:p>
              </table:table-cell>
              <table:table-cell office:value-type="float" office:value="-3800">
                <text:p>-38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286">
                <text:p>-4286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4563">
                <text:p>-456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3699">
                <text:p>-3699</text:p>
              </table:table-cell>
              <table:table-cell office:value-type="float" office:value="-1354">
                <text:p>-1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821">
                <text:p>-2821</text:p>
              </table:table-cell>
              <table:table-cell office:value-type="float" office:value="-3844">
                <text:p>-3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3254">
                <text:p>-3254</text:p>
              </table:table-cell>
              <table:table-cell office:value-type="float" office:value="-2533">
                <text:p>-2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3857">
                <text:p>-3857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3843">
                <text:p>-384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3666">
                <text:p>-3666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3516">
                <text:p>-351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3333">
                <text:p>-3333</text:p>
              </table:table-cell>
              <table:table-cell office:value-type="float" office:value="-709">
                <text:p>-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3188">
                <text:p>-3188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31">
                <text:p>-3031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2890">
                <text:p>-2890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2873">
                <text:p>-2873</text:p>
              </table:table-cell>
              <table:table-cell office:value-type="float" office:value="-1976">
                <text:p>-1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2934">
                <text:p>-2934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000">
                <text:p>-3000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974">
                <text:p>-2974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2913">
                <text:p>-2913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956">
                <text:p>-2956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018">
                <text:p>-3018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966">
                <text:p>-2966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2966">
                <text:p>-2966</text:p>
              </table:table-cell>
              <table:table-cell office:value-type="float" office:value="-1858">
                <text:p>-1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75">
                <text:p>-2975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987">
                <text:p>-2987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013">
                <text:p>-3013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971">
                <text:p>-2971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973">
                <text:p>-2973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025">
                <text:p>-3025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